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6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30392267230038" calcext:value-type="float">
            <text:p>0.0130392267230038</text:p>
          </table:table-cell>
          <table:table-cell table:style-name="ce1" table:formula="of:=AVERAGE([.C3:.C32])" office:value-type="float" office:value="0.953488413492839" calcext:value-type="float">
            <text:p>0.953488413492839</text:p>
          </table:table-cell>
          <table:table-cell table:style-name="ce1" table:formula="of:=AVERAGE([.D3:.D32])" office:value-type="float" office:value="0.146374231936931" calcext:value-type="float">
            <text:p>0.146374231936931</text:p>
          </table:table-cell>
          <table:table-cell table:style-name="ce1" table:formula="of:=AVERAGE([.E3:.E32])" office:value-type="float" office:value="0.0145766924677798" calcext:value-type="float">
            <text:p>0.0145766924677798</text:p>
          </table:table-cell>
          <table:table-cell table:style-name="ce1" table:formula="of:=AVERAGE([.F3:.F32])" office:value-type="float" office:value="0.0249617149153143" calcext:value-type="float">
            <text:p>0.0249617149153143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99833472106578" calcext:value-type="float">
            <text:p>0.0199833472106578</text:p>
          </table:table-cell>
          <table:table-cell office:value-type="float" office:value="0.914691925048828" calcext:value-type="float">
            <text:p>0.914691925048828</text:p>
          </table:table-cell>
          <table:table-cell office:value-type="float" office:value="0.223419892209701" calcext:value-type="float">
            <text:p>0.223419892209701</text:p>
          </table:table-cell>
          <table:table-cell office:value-type="float" office:value="0.0214749929358576" calcext:value-type="float">
            <text:p>0.0214749929358576</text:p>
          </table:table-cell>
          <table:table-cell office:value-type="float" office:value="0.0391836734693878" calcext:value-type="float">
            <text:p>0.0391836734693878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430008446594487" calcext:value-type="float">
            <text:p>0.00430008446594487</text:p>
          </table:table-cell>
          <table:table-cell office:value-type="float" office:value="0.901069641113281" calcext:value-type="float">
            <text:p>0.901069641113281</text:p>
          </table:table-cell>
          <table:table-cell office:value-type="float" office:value="0.366013071895425" calcext:value-type="float">
            <text:p>0.366013071895425</text:p>
          </table:table-cell>
          <table:table-cell office:value-type="float" office:value="0.00433235339625561" calcext:value-type="float">
            <text:p>0.00433235339625561</text:p>
          </table:table-cell>
          <table:table-cell office:value-type="float" office:value="0.00856334582154599" calcext:value-type="float">
            <text:p>0.00856334582154599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250213623047" calcext:value-type="float">
            <text:p>0.982250213623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821444797819173" calcext:value-type="float">
            <text:p>0.0821444797819173</text:p>
          </table:table-cell>
          <table:table-cell office:value-type="float" office:value="0.961467742919922" calcext:value-type="float">
            <text:p>0.961467742919922</text:p>
          </table:table-cell>
          <table:table-cell office:value-type="float" office:value="0.320226709174637" calcext:value-type="float">
            <text:p>0.320226709174637</text:p>
          </table:table-cell>
          <table:table-cell office:value-type="float" office:value="0.0994937266123707" calcext:value-type="float">
            <text:p>0.0994937266123707</text:p>
          </table:table-cell>
          <table:table-cell office:value-type="float" office:value="0.1518179528088" calcext:value-type="float">
            <text:p>0.1518179528088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602873471979679" calcext:value-type="float">
            <text:p>0.0602873471979679</text:p>
          </table:table-cell>
          <table:table-cell office:value-type="float" office:value="0.909679412841797" calcext:value-type="float">
            <text:p>0.909679412841797</text:p>
          </table:table-cell>
          <table:table-cell office:value-type="float" office:value="0.504818876703224" calcext:value-type="float">
            <text:p>0.504818876703224</text:p>
          </table:table-cell>
          <table:table-cell office:value-type="float" office:value="0.064076605078883" calcext:value-type="float">
            <text:p>0.064076605078883</text:p>
          </table:table-cell>
          <table:table-cell office:value-type="float" office:value="0.113718884521804" calcext:value-type="float">
            <text:p>0.113718884521804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91072127530869" calcext:value-type="float">
            <text:p>0.0291072127530869</text:p>
          </table:table-cell>
          <table:table-cell office:value-type="float" office:value="0.895915985107422" calcext:value-type="float">
            <text:p>0.895915985107422</text:p>
          </table:table-cell>
          <table:table-cell office:value-type="float" office:value="0.270323859881031" calcext:value-type="float">
            <text:p>0.270323859881031</text:p>
          </table:table-cell>
          <table:table-cell office:value-type="float" office:value="0.0315891098667696" calcext:value-type="float">
            <text:p>0.0315891098667696</text:p>
          </table:table-cell>
          <table:table-cell office:value-type="float" office:value="0.0565678918432973" calcext:value-type="float">
            <text:p>0.0565678918432973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22977648929206" calcext:value-type="float">
            <text:p>0.0122977648929206</text:p>
          </table:table-cell>
          <table:table-cell office:value-type="float" office:value="0.919422149658203" calcext:value-type="float">
            <text:p>0.919422149658203</text:p>
          </table:table-cell>
          <table:table-cell office:value-type="float" office:value="0.250954198473282" calcext:value-type="float">
            <text:p>0.250954198473282</text:p>
          </table:table-cell>
          <table:table-cell office:value-type="float" office:value="0.0127663705645357" calcext:value-type="float">
            <text:p>0.0127663705645357</text:p>
          </table:table-cell>
          <table:table-cell office:value-type="float" office:value="0.024296734260243" calcext:value-type="float">
            <text:p>0.024296734260243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774179478791844" calcext:value-type="float">
            <text:p>0.00774179478791844</text:p>
          </table:table-cell>
          <table:table-cell office:value-type="float" office:value="0.930572509765625" calcext:value-type="float">
            <text:p>0.930572509765625</text:p>
          </table:table-cell>
          <table:table-cell office:value-type="float" office:value="0.350617283950617" calcext:value-type="float">
            <text:p>0.350617283950617</text:p>
          </table:table-cell>
          <table:table-cell office:value-type="float" office:value="0.00785441672658886" calcext:value-type="float">
            <text:p>0.00785441672658886</text:p>
          </table:table-cell>
          <table:table-cell office:value-type="float" office:value="0.0153646396883791" calcext:value-type="float">
            <text:p>0.0153646396883791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6867606546751" calcext:value-type="float">
            <text:p>0.00226867606546751</text:p>
          </table:table-cell>
          <table:table-cell office:value-type="float" office:value="0.929538726806641" calcext:value-type="float">
            <text:p>0.929538726806641</text:p>
          </table:table-cell>
          <table:table-cell office:value-type="float" office:value="0.35" calcext:value-type="float">
            <text:p>0.35</text:p>
          </table:table-cell>
          <table:table-cell office:value-type="float" office:value="0.00227827502034174" calcext:value-type="float">
            <text:p>0.00227827502034174</text:p>
          </table:table-cell>
          <table:table-cell office:value-type="float" office:value="0.00452708164915117" calcext:value-type="float">
            <text:p>0.00452708164915117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2315063476563" calcext:value-type="float">
            <text:p>0.982315063476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537634408602151" calcext:value-type="float">
            <text:p>0.00537634408602151</text:p>
          </table:table-cell>
          <table:table-cell office:value-type="float" office:value="0.8870849609375" calcext:value-type="float">
            <text:p>0.8870849609375</text:p>
          </table:table-cell>
          <table:table-cell office:value-type="float" office:value="0.233918128654971" calcext:value-type="float">
            <text:p>0.233918128654971</text:p>
          </table:table-cell>
          <table:table-cell office:value-type="float" office:value="0.00547270488438911" calcext:value-type="float">
            <text:p>0.00547270488438911</text:p>
          </table:table-cell>
          <table:table-cell office:value-type="float" office:value="0.0106951871657754" calcext:value-type="float">
            <text:p>0.0106951871657754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6833343505859" calcext:value-type="float">
            <text:p>0.976833343505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45348581482296" calcext:value-type="float">
            <text:p>0.00445348581482296</text:p>
          </table:table-cell>
          <table:table-cell office:value-type="float" office:value="0.930927276611328" calcext:value-type="float">
            <text:p>0.930927276611328</text:p>
          </table:table-cell>
          <table:table-cell office:value-type="float" office:value="0.223756906077348" calcext:value-type="float">
            <text:p>0.223756906077348</text:p>
          </table:table-cell>
          <table:table-cell office:value-type="float" office:value="0.00452337074886916" calcext:value-type="float">
            <text:p>0.00452337074886916</text:p>
          </table:table-cell>
          <table:table-cell office:value-type="float" office:value="0.00886748043133176" calcext:value-type="float">
            <text:p>0.00886748043133176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828424153166421" calcext:value-type="float">
            <text:p>0.00828424153166421</text:p>
          </table:table-cell>
          <table:table-cell office:value-type="float" office:value="0.958900451660156" calcext:value-type="float">
            <text:p>0.958900451660156</text:p>
          </table:table-cell>
          <table:table-cell office:value-type="float" office:value="0.0342596117244005" calcext:value-type="float">
            <text:p>0.0342596117244005</text:p>
          </table:table-cell>
          <table:table-cell office:value-type="float" office:value="0.0108082142428245" calcext:value-type="float">
            <text:p>0.0108082142428245</text:p>
          </table:table-cell>
          <table:table-cell office:value-type="float" office:value="0.0164323534781815" calcext:value-type="float">
            <text:p>0.0164323534781815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65845145665646" calcext:value-type="float">
            <text:p>0.0465845145665646</text:p>
          </table:table-cell>
          <table:table-cell office:value-type="float" office:value="0.897880554199219" calcext:value-type="float">
            <text:p>0.897880554199219</text:p>
          </table:table-cell>
          <table:table-cell office:value-type="float" office:value="0.34009360374415" calcext:value-type="float">
            <text:p>0.34009360374415</text:p>
          </table:table-cell>
          <table:table-cell office:value-type="float" office:value="0.051213782302271" calcext:value-type="float">
            <text:p>0.051213782302271</text:p>
          </table:table-cell>
          <table:table-cell office:value-type="float" office:value="0.0890219832573334" calcext:value-type="float">
            <text:p>0.0890219832573334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38752959747435" calcext:value-type="float">
            <text:p>0.0238752959747435</text:p>
          </table:table-cell>
          <table:table-cell office:value-type="float" office:value="0.962257385253906" calcext:value-type="float">
            <text:p>0.962257385253906</text:p>
          </table:table-cell>
          <table:table-cell office:value-type="float" office:value="0.101937657961247" calcext:value-type="float">
            <text:p>0.101937657961247</text:p>
          </table:table-cell>
          <table:table-cell office:value-type="float" office:value="0.0302348825587206" calcext:value-type="float">
            <text:p>0.0302348825587206</text:p>
          </table:table-cell>
          <table:table-cell office:value-type="float" office:value="0.0466371169782232" calcext:value-type="float">
            <text:p>0.0466371169782232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670241286863271" calcext:value-type="float">
            <text:p>0.00670241286863271</text:p>
          </table:table-cell>
          <table:table-cell office:value-type="float" office:value="0.988693237304688" calcext:value-type="float">
            <text:p>0.988693237304688</text:p>
          </table:table-cell>
          <table:table-cell office:value-type="float" office:value="0.0338409475465313" calcext:value-type="float">
            <text:p>0.0338409475465313</text:p>
          </table:table-cell>
          <table:table-cell office:value-type="float" office:value="0.00828843762950684" calcext:value-type="float">
            <text:p>0.00828843762950684</text:p>
          </table:table-cell>
          <table:table-cell office:value-type="float" office:value="0.0133155792276964" calcext:value-type="float">
            <text:p>0.0133155792276964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406885758998435" calcext:value-type="float">
            <text:p>0.0406885758998435</text:p>
          </table:table-cell>
          <table:table-cell office:value-type="float" office:value="0.990646362304688" calcext:value-type="float">
            <text:p>0.990646362304688</text:p>
          </table:table-cell>
          <table:table-cell office:value-type="float" office:value="0.446351931330472" calcext:value-type="float">
            <text:p>0.446351931330472</text:p>
          </table:table-cell>
          <table:table-cell office:value-type="float" office:value="0.0428512566955089" calcext:value-type="float">
            <text:p>0.0428512566955089</text:p>
          </table:table-cell>
          <table:table-cell office:value-type="float" office:value="0.0781954887218045" calcext:value-type="float">
            <text:p>0.0781954887218045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0989772352358957" calcext:value-type="float">
            <text:p>0.000989772352358957</text:p>
          </table:table-cell>
          <table:table-cell office:value-type="float" office:value="0.988449096679688" calcext:value-type="float">
            <text:p>0.988449096679688</text:p>
          </table:table-cell>
          <table:table-cell office:value-type="float" office:value="0.0121951219512195" calcext:value-type="float">
            <text:p>0.0121951219512195</text:p>
          </table:table-cell>
          <table:table-cell office:value-type="float" office:value="0.00107604017216643" calcext:value-type="float">
            <text:p>0.00107604017216643</text:p>
          </table:table-cell>
          <table:table-cell office:value-type="float" office:value="0.001977587343441" calcext:value-type="float">
            <text:p>0.001977587343441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6091451439582" calcext:value-type="float">
            <text:p>0.036091451439582</text:p>
          </table:table-cell>
          <table:table-cell office:value-type="float" office:value="0.900768280029297" calcext:value-type="float">
            <text:p>0.900768280029297</text:p>
          </table:table-cell>
          <table:table-cell office:value-type="float" office:value="0.32849915682968" calcext:value-type="float">
            <text:p>0.32849915682968</text:p>
          </table:table-cell>
          <table:table-cell office:value-type="float" office:value="0.0389662345975356" calcext:value-type="float">
            <text:p>0.0389662345975356</text:p>
          </table:table-cell>
          <table:table-cell office:value-type="float" office:value="0.0696684667930332" calcext:value-type="float">
            <text:p>0.0696684667930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3:49.796319412</dc:date>
    <meta:editing-duration>PT12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